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color="#44546A"/>
    </style:style>
    <style:style style:name="P3" style:parent-style-name="Normal" style:family="paragraph">
      <style:paragraph-properties fo:text-align="center" fo:margin-top="0.1666in"/>
    </style:style>
    <style:style style:name="T4" style:parent-style-name="DefaultParagraphFont" style:family="text">
      <style:text-properties fo:color="#FFFFFF"/>
    </style:style>
    <style:style style:name="T5" style:parent-style-name="DefaultParagraphFont" style:family="text">
      <style:text-properties fo:color="#FFFFFF"/>
    </style:style>
    <style:style style:name="P6" style:parent-style-name="Normal" style:family="paragraph">
      <style:paragraph-properties fo:line-height="100%"/>
    </style:style>
    <style:style style:name="T7" style:parent-style-name="DefaultParagraphFont" style:family="text">
      <style:text-properties style:font-name="Calibri Light" style:font-name-asian="Times New Roman" fo:color="#4472C4" fo:font-size="36pt" style:font-size-asian="36pt" style:font-size-complex="36pt"/>
    </style:style>
    <style:style style:name="T8" style:parent-style-name="DefaultParagraphFont" style:family="text">
      <style:text-properties style:font-name="Calibri Light" style:font-name-asian="Times New Roman" fo:color="#4472C4" fo:font-size="36pt" style:font-size-asian="36pt" style:font-size-complex="36pt"/>
    </style:style>
    <style:style style:name="T9" style:parent-style-name="DefaultParagraphFont" style:family="text">
      <style:text-properties style:font-name="Calibri Light" style:font-name-asian="Times New Roman" fo:color="#4472C4" fo:font-size="36pt" style:font-size-asian="36pt" style:font-size-complex="36pt"/>
    </style:style>
    <style:style style:name="T10" style:parent-style-name="DefaultParagraphFont" style:family="text">
      <style:text-properties style:font-name="Calibri Light" style:font-name-asian="Times New Roman" fo:color="#44546A" fo:font-size="16pt" style:font-size-asian="16pt" style:font-size-complex="16pt"/>
    </style:style>
    <style:style style:name="P11" style:parent-style-name="TOC1" style:family="paragraph">
      <style:paragraph-properties>
        <style:tab-stops>
          <style:tab-stop style:type="right" style:position="6.2611in"/>
        </style:tab-stops>
      </style:paragraph-properties>
    </style:style>
    <style:style style:name="P12" style:parent-style-name="TOC2" style:family="paragraph">
      <style:paragraph-properties>
        <style:tab-stops>
          <style:tab-stop style:type="right" style:position="0.3486in"/>
          <style:tab-stop style:type="right" style:position="6.2611in"/>
        </style:tab-stops>
      </style:paragraph-properties>
    </style:style>
    <style:style style:name="T13" style:parent-style-name="DefaultParagraphFont" style:family="text">
      <style:text-properties style:font-name-asian="Times New Roman" style:font-name-complex="Times New Roman" fo:font-weight="normal" style:font-weight-asian="normal" style:font-weight-complex="normal" fo:font-variant="normal" style:language-asian="en" style:country-asian="GB"/>
    </style:style>
    <style:style style:name="P14" style:parent-style-name="TOC2" style:family="paragraph">
      <style:paragraph-properties>
        <style:tab-stops>
          <style:tab-stop style:type="right" style:position="6.2611in"/>
        </style:tab-stops>
      </style:paragraph-properties>
    </style:style>
    <style:style style:name="P15" style:parent-style-name="TOC2" style:family="paragraph">
      <style:paragraph-properties>
        <style:tab-stops>
          <style:tab-stop style:type="right" style:position="6.2611in"/>
        </style:tab-stops>
      </style:paragraph-properties>
    </style:style>
    <style:style style:name="P16" style:parent-style-name="TOC3" style:family="paragraph">
      <style:paragraph-properties>
        <style:tab-stops>
          <style:tab-stop style:type="right" style:position="6.2611in"/>
        </style:tab-stops>
      </style:paragraph-properties>
    </style:style>
    <style:style style:name="P17" style:parent-style-name="TOC3" style:family="paragraph">
      <style:paragraph-properties>
        <style:tab-stops>
          <style:tab-stop style:type="right" style:position="6.2611in"/>
        </style:tab-stops>
      </style:paragraph-properties>
    </style:style>
    <style:style style:name="P18" style:parent-style-name="TOC1" style:family="paragraph">
      <style:paragraph-properties>
        <style:tab-stops>
          <style:tab-stop style:type="right" style:position="6.2611in"/>
        </style:tab-stops>
      </style:paragraph-properties>
    </style:style>
    <style:style style:name="P19" style:parent-style-name="TOC2" style:family="paragraph">
      <style:paragraph-properties>
        <style:tab-stops>
          <style:tab-stop style:type="right" style:position="6.2611in"/>
        </style:tab-stops>
      </style:paragraph-properties>
    </style:style>
    <style:style style:name="P20" style:parent-style-name="TOC2" style:family="paragraph">
      <style:paragraph-properties>
        <style:tab-stops>
          <style:tab-stop style:type="right" style:position="6.2611in"/>
        </style:tab-stops>
      </style:paragraph-properties>
    </style:style>
    <style:style style:name="P21" style:parent-style-name="TOC3" style:family="paragraph">
      <style:paragraph-properties>
        <style:tab-stops>
          <style:tab-stop style:type="right" style:position="6.2611in"/>
        </style:tab-stops>
      </style:paragraph-properties>
    </style:style>
    <style:style style:name="P22" style:parent-style-name="TOC3" style:family="paragraph">
      <style:paragraph-properties>
        <style:tab-stops>
          <style:tab-stop style:type="right" style:position="6.2611in"/>
        </style:tab-stops>
      </style:paragraph-properties>
    </style:style>
    <style:style style:name="P23" style:parent-style-name="TOC2" style:family="paragraph">
      <style:paragraph-properties>
        <style:tab-stops>
          <style:tab-stop style:type="right" style:position="6.2611in"/>
        </style:tab-stops>
      </style:paragraph-properties>
    </style:style>
    <style:style style:name="P24" style:parent-style-name="TOC3" style:family="paragraph">
      <style:paragraph-properties>
        <style:tab-stops>
          <style:tab-stop style:type="right" style:position="6.2611in"/>
        </style:tab-stops>
      </style:paragraph-properties>
    </style:style>
    <style:style style:name="P25" style:parent-style-name="TOC3" style:family="paragraph">
      <style:paragraph-properties>
        <style:tab-stops>
          <style:tab-stop style:type="right" style:position="6.2611in"/>
        </style:tab-stops>
      </style:paragraph-properties>
    </style:style>
    <style:style style:name="P26" style:parent-style-name="TOC2" style:family="paragraph">
      <style:paragraph-properties>
        <style:tab-stops>
          <style:tab-stop style:type="right" style:position="6.2611in"/>
        </style:tab-stops>
      </style:paragraph-properties>
    </style:style>
    <style:style style:name="P27" style:parent-style-name="TOC3" style:family="paragraph">
      <style:paragraph-properties>
        <style:tab-stops>
          <style:tab-stop style:type="right" style:position="6.2611in"/>
        </style:tab-stops>
      </style:paragraph-properties>
    </style:style>
    <style:style style:name="P28" style:parent-style-name="TOC3" style:family="paragraph">
      <style:paragraph-properties>
        <style:tab-stops>
          <style:tab-stop style:type="right" style:position="6.2611in"/>
        </style:tab-stops>
      </style:paragraph-properties>
    </style:style>
    <style:style style:name="P29" style:parent-style-name="TOC1" style:family="paragraph">
      <style:paragraph-properties>
        <style:tab-stops>
          <style:tab-stop style:type="right" style:position="6.2611in"/>
        </style:tab-stops>
      </style:paragraph-properties>
    </style:style>
    <style:style style:name="P30" style:parent-style-name="TOC2" style:family="paragraph">
      <style:paragraph-properties>
        <style:tab-stops>
          <style:tab-stop style:type="right" style:position="6.2611in"/>
        </style:tab-stops>
      </style:paragraph-properties>
    </style:style>
    <style:style style:name="P31" style:parent-style-name="TOC2" style:family="paragraph">
      <style:paragraph-properties>
        <style:tab-stops>
          <style:tab-stop style:type="right" style:position="6.2611in"/>
        </style:tab-stops>
      </style:paragraph-properties>
    </style:style>
    <style:style style:name="P32" style:parent-style-name="TOC2" style:family="paragraph">
      <style:paragraph-properties>
        <style:tab-stops>
          <style:tab-stop style:type="right" style:position="6.2611in"/>
        </style:tab-stops>
      </style:paragraph-properties>
    </style:style>
    <style:style style:name="P33" style:parent-style-name="TOC2" style:family="paragraph">
      <style:paragraph-properties>
        <style:tab-stops>
          <style:tab-stop style:type="right" style:position="6.2611in"/>
        </style:tab-stops>
      </style:paragraph-properties>
    </style:style>
    <style:style style:name="P34" style:parent-style-name="TOC2" style:family="paragraph">
      <style:paragraph-properties>
        <style:tab-stops>
          <style:tab-stop style:type="right" style:position="6.2611in"/>
        </style:tab-stops>
      </style:paragraph-properties>
    </style:style>
    <style:style style:name="P35" style:parent-style-name="TOC2" style:family="paragraph">
      <style:paragraph-properties>
        <style:tab-stops>
          <style:tab-stop style:type="right" style:position="6.2611in"/>
        </style:tab-stops>
      </style:paragraph-properties>
    </style:style>
    <style:style style:name="P36" style:parent-style-name="TOC1" style:family="paragraph">
      <style:paragraph-properties>
        <style:tab-stops>
          <style:tab-stop style:type="right" style:position="6.2611in"/>
        </style:tab-stops>
      </style:paragraph-properties>
    </style:style>
    <style:style style:name="P37" style:parent-style-name="Normal" style:family="paragraph">
      <style:text-properties fo:hyphenate="true"/>
    </style:style>
    <style:style style:name="P38" style:parent-style-name="Heading1" style:family="paragraph">
      <style:text-properties style:use-window-font-color="true"/>
    </style:style>
    <style:style style:name="P39" style:parent-style-name="Heading2" style:family="paragraph">
      <style:text-properties style:use-window-font-color="true"/>
    </style:style>
    <style:style style:name="P40" style:parent-style-name="Heading2" style:family="paragraph">
      <style:text-properties style:use-window-font-color="true"/>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fo:margin-left="0.5in">
        <style:tab-stops/>
      </style:paragraph-properties>
    </style:style>
    <style:style style:name="P45" style:parent-style-name="Normal" style:family="paragraph">
      <style:paragraph-properties fo:margin-left="0.5in">
        <style:tab-stops/>
      </style:paragraph-properties>
    </style:style>
    <style:style style:name="P46" style:parent-style-name="Heading2" style:family="paragraph">
      <style:text-properties style:use-window-font-color="true"/>
    </style:style>
    <style:style style:name="P47" style:parent-style-name="Heading3" style:family="paragraph">
      <style:text-properties style:use-window-font-color="true"/>
    </style:style>
    <style:style style:name="P48" style:parent-style-name="Heading3" style:family="paragraph">
      <style:text-properties style:use-window-font-color="true"/>
    </style:style>
    <style:style style:name="P49" style:parent-style-name="Heading1" style:family="paragraph">
      <style:text-properties style:use-window-font-color="true"/>
    </style:style>
    <style:style style:name="P50" style:parent-style-name="Heading2" style:family="paragraph">
      <style:text-properties style:use-window-font-color="true"/>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style:style>
    <style:style style:name="T53" style:parent-style-name="DefaultParagraphFont" style:family="text">
      <style:text-properties style:font-name-complex="Calibri" fo:color="#000000" fo:background-color="#FFFFFF"/>
    </style:style>
    <style:style style:name="T54" style:parent-style-name="DefaultParagraphFont" style:family="text">
      <style:text-properties style:font-name-complex="Calibri"/>
    </style:style>
    <style:style style:name="T55" style:parent-style-name="DefaultParagraphFont" style:family="text">
      <style:text-properties style:font-name-complex="Calibri"/>
    </style:style>
    <style:style style:name="P56" style:parent-style-name="Normal" style:family="paragraph">
      <style:text-properties style:font-name-complex="Calibri"/>
    </style:style>
    <style:style style:name="P57" style:parent-style-name="ListParagraph" style:family="paragraph"/>
    <style:style style:name="T58" style:parent-style-name="DefaultParagraphFont" style:family="text">
      <style:text-properties style:font-name-complex="Calibri"/>
    </style:style>
    <style:style style:name="T59" style:parent-style-name="DefaultParagraphFont" style:family="text">
      <style:text-properties style:font-name-complex="Calibri"/>
    </style:style>
    <style:style style:name="T60" style:parent-style-name="DefaultParagraphFont" style:family="text">
      <style:text-properties style:font-name-complex="Calibri" fo:color="#000000" fo:background-color="#FFFFFF"/>
    </style:style>
    <style:style style:name="T61" style:parent-style-name="DefaultParagraphFont" style:family="text">
      <style:text-properties style:font-name-complex="Calibri"/>
    </style:style>
    <style:style style:name="T62" style:parent-style-name="DefaultParagraphFont" style:family="text">
      <style:text-properties style:font-name-complex="Calibri"/>
    </style:style>
    <style:style style:name="P63" style:parent-style-name="ListParagraph" style:family="paragraph"/>
    <style:style style:name="T64" style:parent-style-name="DefaultParagraphFont" style:family="text">
      <style:text-properties style:font-name-complex="Calibri"/>
    </style:style>
    <style:style style:name="T65" style:parent-style-name="DefaultParagraphFont" style:family="text">
      <style:text-properties style:font-name-complex="Calibri"/>
    </style:style>
    <style:style style:name="T66" style:parent-style-name="DefaultParagraphFont" style:family="text">
      <style:text-properties style:font-name-complex="Calibri" fo:color="#000000" fo:background-color="#FFFFFF"/>
    </style:style>
    <style:style style:name="T67" style:parent-style-name="DefaultParagraphFont" style:family="text">
      <style:text-properties style:font-name-complex="Calibri"/>
    </style:style>
    <style:style style:name="T68" style:parent-style-name="DefaultParagraphFont" style:family="text">
      <style:text-properties style:font-name-complex="Calibri"/>
    </style:style>
    <style:style style:name="T69" style:parent-style-name="DefaultParagraphFont" style:family="text">
      <style:text-properties style:font-name="Open Sans" style:font-name-complex="Open Sans" fo:color="#000000" fo:font-size="10pt" style:font-size-asian="10pt" style:font-size-complex="10pt" fo:background-color="#FFFFFF"/>
    </style:style>
    <style:style style:name="T70" style:parent-style-name="DefaultParagraphFont" style:family="text">
      <style:text-properties style:font-name-complex="Calibri"/>
    </style:style>
    <style:style style:name="P71" style:parent-style-name="ListParagraph" style:family="paragraph">
      <style:text-properties style:font-name-complex="Calibri"/>
    </style:style>
    <style:style style:name="P72" style:parent-style-name="Heading2" style:family="paragraph">
      <style:text-properties style:use-window-font-color="true"/>
    </style:style>
    <style:style style:name="P73" style:parent-style-name="Heading3" style:family="paragraph">
      <style:text-properties style:use-window-font-color="true"/>
    </style:style>
    <style:style style:name="T74" style:parent-style-name="DefaultParagraphFont" style:family="text">
      <style:text-properties style:font-name-complex="Calibri"/>
    </style:style>
    <style:style style:name="T75" style:parent-style-name="DefaultParagraphFont" style:family="text">
      <style:text-properties style:font-name-complex="Calibri" fo:color="#000000" fo:background-color="#FFFFFF"/>
    </style:style>
    <style:style style:name="T76" style:parent-style-name="DefaultParagraphFont" style:family="text">
      <style:text-properties style:font-name-complex="Calibri" fo:color="#000000" fo:background-color="#FFFFFF"/>
    </style:style>
    <style:style style:name="T77" style:parent-style-name="DefaultParagraphFont" style:family="text">
      <style:text-properties style:font-name-complex="Calibri"/>
    </style:style>
    <style:style style:name="T78" style:parent-style-name="DefaultParagraphFont" style:family="text">
      <style:text-properties style:font-name-complex="Calibri"/>
    </style:style>
    <style:style style:name="T79" style:parent-style-name="DefaultParagraphFont" style:family="text">
      <style:text-properties style:font-name-complex="Calibri" fo:color="#000000" fo:background-color="#FFFFFF"/>
    </style:style>
    <style:style style:name="T80" style:parent-style-name="DefaultParagraphFont" style:family="text">
      <style:text-properties style:font-name-complex="Calibri" fo:color="#000000" fo:background-color="#FFFFFF"/>
    </style:style>
    <style:style style:name="T81" style:parent-style-name="DefaultParagraphFont" style:family="text">
      <style:text-properties style:font-name-complex="Calibri" fo:color="#000000" fo:background-color="#FFFFFF"/>
    </style:style>
    <style:style style:name="P82" style:parent-style-name="Heading3" style:family="paragraph">
      <style:text-properties style:use-window-font-color="true"/>
    </style:style>
    <style:style style:name="P83" style:parent-style-name="Heading3" style:family="paragraph">
      <style:text-properties style:use-window-font-color="true"/>
    </style:style>
    <style:style style:name="P84" style:parent-style-name="Heading2" style:family="paragraph">
      <style:text-properties style:use-window-font-color="true"/>
    </style:style>
    <style:style style:name="P85" style:parent-style-name="Heading3" style:family="paragraph">
      <style:text-properties style:use-window-font-color="true"/>
    </style:style>
    <style:style style:name="P86" style:parent-style-name="Heading3" style:family="paragraph">
      <style:text-properties style:use-window-font-color="true"/>
    </style:style>
    <style:style style:name="P87" style:parent-style-name="Heading2" style:family="paragraph">
      <style:text-properties style:use-window-font-color="true"/>
    </style:style>
    <style:style style:name="P88" style:parent-style-name="Heading3" style:family="paragraph">
      <style:text-properties style:use-window-font-color="true"/>
    </style:style>
    <style:style style:name="P89" style:parent-style-name="Heading3" style:family="paragraph">
      <style:text-properties style:use-window-font-color="true"/>
    </style:style>
    <style:style style:name="P90" style:parent-style-name="Heading3" style:family="paragraph">
      <style:text-properties style:use-window-font-color="true"/>
    </style:style>
    <style:style style:name="P91" style:parent-style-name="Heading1" style:family="paragraph">
      <style:text-properties style:use-window-font-color="true"/>
    </style:style>
    <style:style style:name="P92" style:parent-style-name="Heading2" style:family="paragraph">
      <style:text-properties style:use-window-font-color="true"/>
    </style:style>
    <style:style style:name="P93" style:parent-style-name="Heading2" style:family="paragraph">
      <style:text-properties style:use-window-font-color="true"/>
    </style:style>
    <style:style style:name="P94" style:parent-style-name="Heading2" style:family="paragraph">
      <style:text-properties style:use-window-font-color="true"/>
    </style:style>
    <style:style style:name="P95" style:parent-style-name="Heading2" style:family="paragraph">
      <style:text-properties style:use-window-font-color="true"/>
    </style:style>
    <style:style style:name="P96" style:parent-style-name="Heading2" style:family="paragraph">
      <style:text-properties style:use-window-font-color="true"/>
    </style:style>
    <style:style style:name="P97" style:parent-style-name="Heading2" style:family="paragraph">
      <style:text-properties style:use-window-font-color="true"/>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style:font-name="Open Sans" style:font-name-complex="Open Sans" fo:color="#000000" fo:font-size="10pt" style:font-size-asian="10pt" style:font-size-complex="10pt" fo:background-color="#FFFFFF"/>
    </style:style>
    <style:style style:name="T103" style:parent-style-name="DefaultParagraphFont" style:family="text">
      <style:text-properties style:font-name="Open Sans" style:font-name-complex="Open Sans" fo:color="#000000"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5" style:parent-style-name="DefaultParagraphFont" style:family="text">
      <style:text-properties style:font-name="Open Sans" style:font-name-complex="Open Sans" fo:color="#000000" fo:font-size="10pt" style:font-size-asian="10pt" style:font-size-complex="10pt" fo:background-color="#FFFFFF"/>
    </style:style>
    <style:style style:name="T106" style:parent-style-name="DefaultParagraphFont" style:family="text">
      <style:text-properties style:font-name="Open Sans" style:font-name-complex="Open Sans" fo:color="#000000" fo:font-size="10pt" style:font-size-asian="10pt" style:font-size-complex="10pt" fo:background-color="#FFFFFF"/>
    </style:style>
    <style:style style:name="T107"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8"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9" style:parent-style-name="DefaultParagraphFont" style:family="text">
      <style:text-properties style:font-name="Open Sans" style:font-name-complex="Open Sans" fo:color="#000000" fo:font-size="10pt" style:font-size-asian="10pt" style:font-size-complex="10pt" fo:background-color="#FFFFFF"/>
    </style:style>
    <style:style style:name="T110" style:parent-style-name="DefaultParagraphFont" style:family="text">
      <style:text-properties style:font-name="Open Sans" style:font-name-complex="Open Sans" fo:color="#000000" fo:font-size="10pt" style:font-size-asian="10pt" style:font-size-complex="10pt" fo:background-color="#FFFFFF"/>
    </style:style>
    <style:style style:name="T111"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2"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3" style:parent-style-name="DefaultParagraphFont" style:family="text">
      <style:text-properties style:font-name="Open Sans" style:font-name-complex="Open Sans" fo:color="#000000" fo:font-size="10pt" style:font-size-asian="10pt" style:font-size-complex="10pt" fo:background-color="#FFFFFF"/>
    </style:style>
    <style:style style:name="T114" style:parent-style-name="DefaultParagraphFont" style:family="text">
      <style:text-properties style:font-name="Open Sans" style:font-name-complex="Open Sans" fo:color="#000000" fo:font-size="10pt" style:font-size-asian="10pt" style:font-size-complex="10pt" fo:background-color="#FFFFFF"/>
    </style:style>
    <style:style style:name="T115"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6" style:parent-style-name="DefaultParagraphFont" style:family="text">
      <style:text-properties style:font-name="Open Sans" style:font-name-complex="Open Sans" fo:color="#000000" fo:font-size="10pt" style:font-size-asian="10pt" style:font-size-complex="10pt" fo:background-color="#FFFFFF"/>
    </style:style>
    <style:style style:name="T117" style:parent-style-name="DefaultParagraphFont" style:family="text">
      <style:text-properties style:font-name="Open Sans" style:font-name-complex="Open Sans" fo:color="#000000" fo:font-size="10pt" style:font-size-asian="10pt" style:font-size-complex="10pt" fo:background-color="#FFFFFF"/>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style:text-underline-type="single" style:text-underline-style="solid" style:text-underline-width="auto" style:text-underline-mode="continuous"/>
    </style:style>
    <style:style style:name="T121" style:parent-style-name="DefaultParagraphFont" style:family="text">
      <style:text-properties style:font-name="Open Sans" style:font-name-complex="Open Sans" fo:color="#000000" fo:font-size="10pt" style:font-size-asian="10pt" style:font-size-complex="10pt" fo:background-color="#FFFFFF"/>
    </style:style>
    <style:style style:name="T122"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23"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24" style:parent-style-name="DefaultParagraphFont" style:family="text">
      <style:text-properties style:font-name="Open Sans" style:font-name-complex="Open Sans" fo:color="#000000" fo:font-size="10pt" style:font-size-asian="10pt" style:font-size-complex="10pt" fo:background-color="#FFFFFF"/>
    </style:style>
    <style:style style:name="T125" style:parent-style-name="Hyperlink" style:family="text">
      <style:text-properties style:font-name="Open Sans" style:font-name-complex="Open Sans" fo:font-size="10pt" style:font-size-asian="10pt" style:font-size-complex="10pt" fo:background-color="#FFFFFF"/>
    </style:style>
    <style:style style:name="T126" style:parent-style-name="DefaultParagraphFont" style:family="text">
      <style:text-properties style:font-name="Open Sans" style:font-name-complex="Open Sans" fo:color="#000000" fo:font-size="10pt" style:font-size-asian="10pt" style:font-size-complex="10pt" fo:background-color="#FFFFFF"/>
    </style:style>
    <style:style style:name="T127" style:parent-style-name="DefaultParagraphFont" style:family="text">
      <style:text-properties style:font-name="Open Sans" style:font-name-complex="Open Sans" fo:color="#000000" fo:font-size="10pt" style:font-size-asian="10pt" style:font-size-complex="10pt" fo:background-color="#FFFFFF"/>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style:text-underline-type="single" style:text-underline-style="solid" style:text-underline-width="auto" style:text-underline-mode="continuous"/>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4384" draw:id="id1" draw:style-name="a2" draw:name="Text Box 465" text:anchor-type="paragraph" svg:x="3.76181in" svg:y="7.71736in" svg:width="2.97639in" svg:height="0.29375in" style:rel-width="scale" style:rel-height="scale"><draw:text-box><text:p text:style-name="NoSpacing"><text:span text:style-name="T2">Jessica Fealy</text:span></text:p></draw:text-box><svg:title/><svg:desc/></draw:frame><draw:custom-shape svg:x="3.76181in" svg:y="0.29236in" svg:width="3.05903in" svg:height="3.50764in" draw:z-index="251660288" draw:id="id2" draw:style-name="a3" draw:name="Rectangle 467" text:anchor-type="paragraph"><svg:title/><svg:desc/><text:p text:style-name="P3"><text:span text:style-name="T4">[Draw your reader in with an engaging abstract. It is typically a short summary of the document. When you’re ready to add your content, just<text:s/></text:span><text:span text:style-name="T5">click here and start typing.]</text:span></text:p><draw:enhanced-geometry draw:type="non-primitive" svg:viewBox="0 0 21600 21600" draw:enhanced-path="M 0 0 L 21600 0 21600 21600 0 21600 Z N"/></draw:custom-shape><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draw:frame draw:z-index="251661312" draw:id="id5" draw:style-name="a6" draw:name="Text Box 470" text:anchor-type="paragraph" svg:x="3.76181in" svg:y="4.09236in" svg:width="2.97639in" svg:height="1.84167in" style:rel-width="scale" style:rel-height="scale"><draw:text-box><text:p text:style-name="P6"><text:span text:style-name="T7">C#<text:s/></text:span><text:span text:style-name="T8">Chat Server<text:s/></text:span><text:span text:style-name="T9">Using Secure Programming Principles</text:span></text:p><text:p text:style-name="Normal"><text:span text:style-name="T10">[Document subtitle]</text:span></text:p></draw:text-box><svg:title/><svg:desc/></draw:frame></text:p>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11"><text:a xlink:href="#_Toc85577614" office:target-frame-name="_top" xlink:show="replace"><text:span text:style-name="Hyperlink">1 Introduction</text:span><text:tab/>2</text:a></text:p>
          <text:p text:style-name="P12"><text:a xlink:href="#_Toc85577615" office:target-frame-name="_top" xlink:show="replace"><text:span text:style-name="Hyperlink">1.1</text:span><text:span text:style-name="T13"><text:tab/></text:span><text:span text:style-name="Hyperlink">Aim</text:span><text:tab/>2</text:a></text:p>
          <text:p text:style-name="P14"><text:a xlink:href="#_Toc85577616" office:target-frame-name="_top" xlink:show="replace"><text:span text:style-name="Hyperlink">1.2 Objectives</text:span><text:tab/>2</text:a></text:p>
          <text:p text:style-name="P15"><text:a xlink:href="#_Toc85577617" office:target-frame-name="_top" xlink:show="replace"><text:span text:style-name="Hyperlink">1.3 Project Delivery</text:span><text:tab/>2</text:a></text:p>
          <text:p text:style-name="P16"><text:a xlink:href="#_Toc85577618" office:target-frame-name="_top" xlink:show="replace"><text:span text:style-name="Hyperlink">1.3.1 Required Outcome</text:span><text:tab/>2</text:a></text:p>
          <text:p text:style-name="P17"><text:a xlink:href="#_Toc85577619" office:target-frame-name="_top" xlink:show="replace"><text:span text:style-name="Hyperlink">1.3.2 Desired Outcome</text:span><text:tab/>2</text:a></text:p>
          <text:p text:style-name="P18"><text:a xlink:href="#_Toc85577620" office:target-frame-name="_top" xlink:show="replace"><text:span text:style-name="Hyperlink">2 Background Research</text:span><text:tab/>3</text:a></text:p>
          <text:p text:style-name="P19"><text:a xlink:href="#_Toc85577621" office:target-frame-name="_top" xlink:show="replace"><text:span text:style-name="Hyperlink">2.1 Actors, attack vectors, and mitigation</text:span><text:tab/>3</text:a></text:p>
          <text:p text:style-name="P20"><text:a xlink:href="#_Toc85577622" office:target-frame-name="_top" xlink:show="replace"><text:span text:style-name="Hyperlink">2.2 Encryption</text:span><text:tab/>3</text:a></text:p>
          <text:p text:style-name="P21"><text:a xlink:href="#_Toc85577623" office:target-frame-name="_top" xlink:show="replace"><text:span text:style-name="Hyperlink">2.2.1 Different models of encryption</text:span><text:tab/>3</text:a></text:p>
          <text:p text:style-name="P22"><text:a xlink:href="#_Toc85577624" office:target-frame-name="_top" xlink:show="replace"><text:span text:style-name="Hyperlink">2.2.2 RSA and AES</text:span><text:tab/>4</text:a></text:p>
          <text:p text:style-name="P23"><text:a xlink:href="#_Toc85577625" office:target-frame-name="_top" xlink:show="replace"><text:span text:style-name="Hyperlink">2.3 Other security features</text:span><text:tab/>4</text:a></text:p>
          <text:p text:style-name="P24"><text:a xlink:href="#_Toc85577626" office:target-frame-name="_top" xlink:show="replace"><text:span text:style-name="Hyperlink">2.3.1 SSL / TLS</text:span><text:tab/>4</text:a></text:p>
          <text:p text:style-name="P25"><text:a xlink:href="#_Toc85577627" office:target-frame-name="_top" xlink:show="replace"><text:span text:style-name="Hyperlink">2.3.2 Logging</text:span><text:tab/>4</text:a></text:p>
          <text:p text:style-name="P26"><text:a xlink:href="#_Toc85577628" office:target-frame-name="_top" xlink:show="replace"><text:span text:style-name="Hyperlink">2.4 Libraries and other software</text:span><text:tab/>4</text:a></text:p>
          <text:p text:style-name="P27"><text:a xlink:href="#_Toc85577629" office:target-frame-name="_top" xlink:show="replace"><text:span text:style-name="Hyperlink">2.4.1 Databases</text:span><text:tab/>4</text:a></text:p>
          <text:p text:style-name="P28"><text:a xlink:href="#_Toc85577630" office:target-frame-name="_top" xlink:show="replace"><text:span text:style-name="Hyperlink">2.4.2 Logging libraries</text:span><text:tab/>4</text:a></text:p>
          <text:p text:style-name="P29"><text:a xlink:href="#_Toc85577631" office:target-frame-name="_top" xlink:show="replace"><text:span text:style-name="Hyperlink">3 Prototyping</text:span><text:tab/>4</text:a></text:p>
          <text:p text:style-name="P30"><text:a xlink:href="#_Toc85577632" office:target-frame-name="_top" xlink:show="replace"><text:span text:style-name="Hyperlink">3.1 Basic chat server</text:span><text:tab/>4</text:a></text:p>
          <text:p text:style-name="P31"><text:a xlink:href="#_Toc85577633" office:target-frame-name="_top" xlink:show="replace"><text:span text:style-name="Hyperlink">3.2 RSA encryption</text:span><text:tab/>4</text:a></text:p>
          <text:p text:style-name="P32"><text:a xlink:href="#_Toc85577634" office:target-frame-name="_top" xlink:show="replace"><text:span text:style-name="Hyperlink">3.3 RSA and AES encryption</text:span><text:tab/>4</text:a></text:p>
          <text:p text:style-name="P33"><text:a xlink:href="#_Toc85577635" office:target-frame-name="_top" xlink:show="replace"><text:span text:style-name="Hyperlink">3.4 Multithreading for client connections</text:span><text:tab/>4</text:a></text:p>
          <text:p text:style-name="P34"><text:a xlink:href="#_Toc85577636" office:target-frame-name="_top" xlink:show="replace"><text:span text:style-name="Hyperlink">2.5 SSL</text:span><text:tab/>4</text:a></text:p>
          <text:p text:style-name="P35"><text:a xlink:href="#_Toc85577637" office:target-frame-name="_top" xlink:show="replace"><text:span text:style-name="Hyperlink">2.6 Secure logging</text:span><text:tab/>4</text:a></text:p>
          <text:p text:style-name="P36"><text:a xlink:href="#_Toc85577638" office:target-frame-name="_top" xlink:show="replace"><text:span text:style-name="Hyperlink">7 References</text:span><text:tab/>4</text:a></text:p>
        </text:index-body>
      </text:table-of-content>
      <text:p text:style-name="Normal"/>
      <text:p text:style-name="Normal"/>
      <text:p text:style-name="Normal"/>
      <text:p text:style-name="Normal"/>
      <text:p text:style-name="Normal"/>
      <text:p text:style-name="Normal"/>
      <text:p text:style-name="Normal"/>
      <text:p text:style-name="Normal"/>
      <text:p text:style-name="P37"/>
      <text:h text:style-name="P38" text:outline-level="1"><text:bookmark-start text:name="_Toc85496650"/><text:bookmark-start text:name="_Toc85577614"/>1 Introduction<text:bookmark-end text:name="_Toc85496650"/><text:bookmark-end text:name="_Toc85577614"/></text:h>
      <text:list text:style-name="LFO1" text:continue-numbering="true">
        <text:list-item>
          <text:list>
            <text:list-item>
              <text:p text:style-name="P39"><text:bookmark-start text:name="_Toc85496651"/><text:bookmark-start text:name="_Toc85577615"/>Aim<text:bookmark-end text:name="_Toc85496651"/><text:bookmark-end text:name="_Toc85577615"/></text:p>
            </text:list-item>
          </text:list>
        </text:list-item>
      </text:list>
      <text:p text:style-name="Normal">The aim of this project is to research, design, and developed a C# chat server using secure programming principles that utilises industry standard libraries, encryption methodologies, and other pre-existing technologies.<text:s/></text:p>
      <text:h text:style-name="P40" text:outline-level="2"><text:bookmark-start text:name="_Toc85496652"/><text:bookmark-start text:name="_Toc85577616"/>1.2 Objectives<text:bookmark-end text:name="_Toc85496652"/><text:bookmark-end text:name="_Toc85577616"/><text:s/></text:h>
      <text:p text:style-name="P41">1. To research various threats that a chat server, and other servers face daily to gain a complete understanding of the various methods and attack vectors that a malicious actor may take to breach server security.<text:s/></text:p>
      <text:p text:style-name="P42">2. To research encryption methodologies used in industry for message transmission and user data storage, this research will allow me to implement features to better secure data that is being sent to, sent from, and saved on the server.<text:s/></text:p>
      <text:p text:style-name="P43">3.<text:s/>To research pre-existing security technologies, protocols, and libraries that are either standard practice in industry, or are commonly used in industry. Doing this research will allow me to ensure that that final project better lies with what is standard,<text:s/>and to ensure that I am using libraries that will better help the overall security.<text:s/></text:p>
      <text:p text:style-name="P44">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p text:style-name="P45">5. To test and evaluate the final solution of this project. After the server and clients have been finalised testing will be required to be under-taken to determine the success of the project. Evaluation of this testing and overall project will be completed. <text:s/></text:p>
      <text:h text:style-name="P46" text:outline-level="2"><text:bookmark-start text:name="_Toc85496653"/><text:bookmark-start text:name="_Toc85577617"/>1.3 Project Delivery<text:bookmark-end text:name="_Toc85496653"/><text:bookmark-end text:name="_Toc85577617"/></text:h>
      <text:p text:style-name="Normal">Below is the required and desired outcome expected to be delivered by the completion of this<text:s/>project. These will be used to help evaluate the overall success for this project:<text:s/></text:p>
      <text:h text:style-name="P47" text:outline-level="3"><text:bookmark-start text:name="_Toc85496654"/><text:bookmark-start text:name="_Toc85577618"/>1.3.1 Required Outcome<text:bookmark-end text:name="_Toc85496654"/><text:bookmark-end text:name="_Toc85577618"/></text:h>
      <text:p text:style-name="ListParagraph">- Research into encryption.</text:p>
      <text:p text:style-name="ListParagraph">- Research into secure security, protocol, and libraries.<text:s/></text:p>
      <text:p text:style-name="ListParagraph">- Research into security threats.</text:p>
      <text:p text:style-name="ListParagraph">- At least one chat channel<text:s/>per server instance.<text:s/></text:p>
      <text:p text:style-name="ListParagraph">- Persistent user log in data.</text:p>
      <text:p text:style-name="ListParagraph">- Encrypted messages between client and server.<text:s/></text:p>
      <text:p text:style-name="ListParagraph">- Easy to use client interface.<text:s/></text:p>
      <text:p text:style-name="ListParagraph">- Implementation of other researched security features.</text:p>
      <text:p text:style-name="ListParagraph">- Secure logs.</text:p>
      <text:p text:style-name="ListParagraph">- Persistent storage of log data.<text:s/></text:p>
      <text:p text:style-name="ListParagraph">- Server able to manage multiple clients simultaneously.<text:s/></text:p>
      <text:p text:style-name="ListParagraph">- Local admin server log in.</text:p>
      <text:p text:style-name="ListParagraph">- Channel messages securely stored sever side.</text:p>
      <text:h text:style-name="P48" text:outline-level="3"><text:bookmark-start text:name="_Toc85496655"/><text:bookmark-start text:name="_Toc85577619"/>1.3.2 Desired Outcome<text:bookmark-end text:name="_Toc85496655"/><text:bookmark-end text:name="_Toc85577619"/><text:s/></text:h>
      <text:p text:style-name="ListParagraph">- Multiple chat channels on the same server instance.</text:p>
      <text:p text:style-name="ListParagraph">- Remote admin server log in.</text:p>
      <text:p text:style-name="ListParagraph">- Private client communication<text:s/>(one-on-one).</text:p>
      <text:p text:style-name="ListParagraph">- Data stored securely to external database.</text:p>
      <text:p text:style-name="ListParagraph">- Client messages stored locally securely.</text:p>
      <text:h text:style-name="P49" text:outline-level="1"><text:bookmark-start text:name="_Toc85577620"/>2 Background Research<text:bookmark-end text:name="_Toc85577620"/><text:s/></text:h>
      <text:h text:style-name="P50" text:outline-level="2"><text:bookmark-start text:name="_Toc85577621"/>2.1 Actors, attack vectors, and mitigation<text:bookmark-end text:name="_Toc85577621"/><text:s text:c="2"/></text:h>
      <text:p text:style-name="Normal"/>
      <text:p text:style-name="Normal"><text:span text:style-name="T51">In terms of server security, a server is under threat by 3 main<text:s/></text:span><text:span text:style-name="T52">categories, human, nature, and technology<text:s/></text:span><text:span text:style-name="T53">(Jouini, Rabai and Aissa, 2014)</text:span><text:span text:style-name="T54">, in terms of this project only securing against the human and technological threats will be focused on, however with a larger scale solution nature threat would require more consider</text:span><text:span text:style-name="T55">ation.<text:s/></text:span></text:p>
      <text:p text:style-name="P56">This project will primarily focus on mitigating against these following vulnerabilities:<text:s/></text:p>
      <text:list text:style-name="LFO2" text:continue-numbering="true">
        <text:list-item>
          <text:p text:style-name="P57"><text:span text:style-name="T58">Account hijacking – this is where a malicious actor gains unauthorised access to an authorised user account. This attack may occur against general users, or m</text:span><text:span text:style-name="T59">ore seriously admin privileged users. There are many ways in which an attacker may gain access to an users account, this is primarily done via phishing or brute force attempts<text:s/></text:span><text:span text:style-name="T60">(Bamiah and Brohi, 2011)</text:span><text:span text:style-name="T61">. Way to mitigate against this form of attack, is by ens</text:span><text:span text:style-name="T62">ure users are aware of phishing attacks so they’re better prepared for them and to ensure passwords are held to a standard to increase the time to brute force an attack.</text:span></text:p>
        </text:list-item>
        <text:list-item>
          <text:p text:style-name="P63"><text:span text:style-name="T64">Man-in-the-middle (MITM) attacks – these attacks are caused when a malicious<text:s/></text:span><text:span text:style-name="T65">actor sits between the client and the server connection stream, this allows the actor to monitor, read, and interfere with messages sent between client and server (</text:span><text:span text:style-name="T66">Swinhoe, D., 2021)</text:span><text:span text:style-name="T67">. A primary method to mitigate against MITM attacks is to set up a secure<text:s/></text:span><text:span text:style-name="T68">socket layer (SSL) between the server and the client</text:span><text:span text:style-name="T69"><text:s/></text:span><text:span text:style-name="T70">(Irwin, 2021), this method ensures that both client and server can verify the message comes from the genuine sender.<text:s/></text:span></text:p>
        </text:list-item>
        <text:list-item>
          <text:p text:style-name="P71">Come back with more research and probably better wording<text:s/></text:p>
        </text:list-item>
      </text:list>
      <text:h text:style-name="P72" text:outline-level="2"><text:bookmark-start text:name="_Toc85577622"/>2.2 Encryption<text:bookmark-end text:name="_Toc85577622"/></text:h>
      <text:p text:style-name="Normal">What is encryption? When is it used? How is it used? What are my intended uses for<text:s/>encryption?<text:s/>Salting and hashing<text:s/></text:p>
      <text:h text:style-name="P73" text:outline-level="3"><text:bookmark-start text:name="_Toc85577623"/>2.2.1 Different models of encryption<text:bookmark-end text:name="_Toc85577623"/><text:s/></text:h>
      <text:p text:style-name="Normal"><text:span text:style-name="T74">All encryption methods can be defined as either synchronous or asynchronous<text:s/></text:span><text:span text:style-name="T75">(Information Commissioners Office, n.d</text:span><text:span text:style-name="T76">.)</text:span><text:span text:style-name="T77">, each category will give benefits and disadvantages depending on their use cases.<text:s/></text:span></text:p>
      <text:p text:style-name="Normal"><text:span text:style-name="T78">Synchronous encryption is the cryptography methods of using the same encryption key for both encryption and decryptions<text:s/></text:span><text:span text:style-name="T79">(Smirnoff and Turner, 2019). Synchronous can opera</text:span><text:span text:style-name="T80">ted in two different modes, these are known as block ciphers and stream ciphers. <text:s/>Block ciphers segments all data (plain text) into static size blocks, these blocks have the encryption applied to them. Stream ciphers segments the data into separate bits, e</text:span><text:span text:style-name="T81">ach individual bit then has the encryption applied (</text:span>Panhwar, 2019). Synchronous<text:s/>encryption<text:s/>has a potentially<text:s/>fatal<text:s/>flaw, this<text:s/>regarding<text:s/>how the key is shared. This form of<text:s/>encryption<text:s/>has benefits over<text:s/>asynchronous<text:s/>methods by<text:s/>required<text:s/>less computation time for encryption and decryption, resulting in faster message<text:s/>transfer. As synchronous encryption requires encryption and decryption to be<text:s/>performed<text:s/>with the same key, the<text:s/>transfer<text:s/>of this ley must be done in such a way to prevent the key becoming public knowledge.<text:s/>A common method used to ensure secrecy while transferring the synchronous encryption key is to utilise an asynchronous encryption first.<text:s/>NEED TO REFERENCE REST OF THIS</text:p>
      <text:p text:style-name="Normal">TALK ABOUT ASYNCHRONOUS<text:s/></text:p>
      <text:h text:style-name="P82" text:outline-level="3"><text:bookmark-start text:name="_Toc85577624"/>2.2.2 RSA and AES<text:bookmark-end text:name="_Toc85577624"/><text:s/></text:h>
      <text:p text:style-name="Normal">Riverst-Shamir-Adleman (RSA) and Advanced Encryption Standard (AES) are both common practice asynchronous and synchronous encryption methods respectively.<text:s/></text:p>
      <text:p text:style-name="Normal">RSA encryption utilises two keys, one private key and one public key. With the encryption method the private key is used to decrypt messages, this<text:s/>key must be kept secure and secret; then uses the public key to encrypt message, this key can be known publicly without risk to any encrypted message content. CONTINUE TALKING ABOIUT HOW RSA WORKS AND THE EQUATION<text:s/></text:p>
      <text:p text:style-name="Normal"><text:a xlink:href="https://www.comparitech.com/blog/information-security/rsa-encryption/" office:target-frame-name="_top" xlink:show="replace"><text:span text:style-name="Hyperlink">https://www.comparitech.com/blog/information-security/rsa-encryption/</text:span></text:a><text:s/></text:p>
      <text:p text:style-name="Normal"><text:a xlink:href="https://computerresearch.org/index.php/computer/article/view/272/272" office:target-frame-name="_top" xlink:show="replace"><text:span text:style-name="Hyperlink">https://computerresearch.org/index.php/computer/artic</text:span><text:span text:style-name="Hyperlink">le/view/272/272</text:span></text:a><text:s/></text:p>
      <text:h text:style-name="P83" text:outline-level="3">2.2.3 SslStream</text:h>
      <text:p text:style-name="Normal"/>
      <text:p text:style-name="Normal"/>
      <text:p text:style-name="Normal">HOW IS THIS USED? WHY IS THIS USED? WHERE IS THIS FROM? HOW WILL I USE IT</text:p>
      <text:p text:style-name="Normal"/>
      <text:h text:style-name="P84" text:outline-level="2"><text:bookmark-start text:name="_Toc85577625"/>2.3 Other security features<text:bookmark-end text:name="_Toc85577625"/><text:s/></text:h>
      <text:h text:style-name="P85" text:outline-level="3"><text:bookmark-start text:name="_Toc85577626"/>2.3.1 SSL / TLS<text:bookmark-end text:name="_Toc85577626"/></text:h>
      <text:p text:style-name="Normal">SSL (Secure Socket Layer) / TLS (Transport Layer Socket) is widely used in industry for secure communication across the internet, this protocol provides both the client and the server security, integrity, and authentication for all messages sent between them.<text:s/>CITATION NEEDED. For the process of connection SSL between a client and a server the client will begin by connecting to the server sending an initial connection message along with a list of cipher suites that is supported by the client, the server will respond to this message with an initial connection message, a selected cipher suite and a X.509 Certificate<text:s/>(Adeenze-Kangah, 2019). An<text:s/>X.509 certificate is a digital certificate that<text:s/>can give a clinet trust in ensuring a servers authentincity, an X.509 certifcate will contain the server public encryption key, and will contain the identity of the server.<text:s/>Using SSL and an X.509 certificate is a way to mitigate man-in-the middle attacks and gives the clinet certainity in the connection to the correct server.<text:s/><text:s/></text:p>
      <text:p text:style-name="Normal">This certificate can be generated in a two main way by using a Certificate Authority (CA) or by self-signing a certificate.<text:s/>Certificate Authority are the industry standard method to create X.509 certificates and are seen as the only secure way of doing so, this is because<text:s/>by using a certificate authority there is a trusted third party verifying the identity of the server. Where self-signing is not recommended to be used as there is not third party verifying the authenticity of the certificate. Self-signing is only recommended to be used in testing environments or on private networks<text:s/>(Sectigo, 2021). This project will be utilising self-sign X.509 certificates to initialise<text:s/>an<text:s/>SSL connection.<text:s/></text:p>
      <text:h text:style-name="P86" text:outline-level="3"><text:bookmark-start text:name="_Toc85577627"/>2.3.2 Logging<text:bookmark-end text:name="_Toc85577627"/><text:s/></text:h>
      <text:p text:style-name="Normal">In software development logging provide a critical service; this is by keeping a record of all activities taken place on a system, this can track any errors, security issues, or general information. Such logging information can be vital when trying to pinpoint any issues or to find any security flaws.<text:s/></text:p>
      <text:p text:style-name="Normal">For the development of the C# Chat Server logging will be used from the beginning, this is to provide the service to better find where any errors are occurring, to track when admins have entered to the system, and to track while clients have connected and from what IP and Socket.<text:s/>The<text:s/></text:p>
      <text:p text:style-name="Normal">2.3.3 Saving content to a file</text:p>
      <text:p text:style-name="Normal"/>
      <text:p text:style-name="Normal">WHAT SHOULD I SAVE TO A FILE? HOW WILL I SAVE TO <text:s/>A FILE? HOW WILL THIS BE SECURE?<text:s/></text:p>
      <text:h text:style-name="P87" text:outline-level="2"><text:bookmark-start text:name="_Toc85577628"/>2.4 Libraries and other software<text:bookmark-end text:name="_Toc85577628"/></text:h>
      <text:h text:style-name="P88" text:outline-level="3">2.4.1 Development tools</text:h>
      <text:h text:style-name="P89" text:outline-level="3"><text:bookmark-start text:name="_Toc85577629"/>2.4.2<text:s/>Databases<text:bookmark-end text:name="_Toc85577629"/><text:s/></text:h>
      <text:h text:style-name="P90" text:outline-level="3">2.4.3<text:s/>Logging tools</text:h>
      <text:h text:style-name="P91" text:outline-level="1"><text:bookmark-start text:name="_Toc85577631"/>3 Prototyping<text:bookmark-end text:name="_Toc85577631"/><text:s/></text:h>
      <text:h text:style-name="P92" text:outline-level="2"><text:bookmark-start text:name="_Toc85577632"/>3.1 Basic chat<text:s/>server<text:bookmark-end text:name="_Toc85577632"/><text:s/></text:h>
      <text:h text:style-name="P93" text:outline-level="2"><text:bookmark-start text:name="_Toc85577633"/>3.2 RSA encryption<text:bookmark-end text:name="_Toc85577633"/><text:s/></text:h>
      <text:h text:style-name="P94" text:outline-level="2"><text:bookmark-start text:name="_Toc85577634"/>3.3 RSA and AES encryption<text:bookmark-end text:name="_Toc85577634"/><text:s/></text:h>
      <text:h text:style-name="P95" text:outline-level="2"><text:bookmark-start text:name="_Toc85577635"/>3.4 Multithreading for client connections<text:bookmark-end text:name="_Toc85577635"/><text:s/></text:h>
      <text:h text:style-name="P96" text:outline-level="2"><text:bookmark-start text:name="_Toc85577636"/>2.5 SSL<text:bookmark-end text:name="_Toc85577636"/><text:s/></text:h>
      <text:h text:style-name="P97" text:outline-level="2"><text:bookmark-start text:name="_Toc85577637"/>2.6 Secure logging<text:bookmark-end text:name="_Toc85577637"/><text:s/></text:h>
      <text:p text:style-name="Normal"/>
      <text:h text:style-name="Heading1" text:outline-level="1">References</text:h>
      <text:p text:style-name="Bibliography">David Wagner, B. S., 1996. Analysis of the SSL 3.0 protocol.<text:s/><text:span text:style-name="T98">Proceedings of the Second USENIX Workshop on<text:s/></text:span><text:span text:style-name="T99">Elect</text:span><text:span text:style-name="T100">ronic Commerce,<text:s/></text:span>1(1), pp. 29-40.</text:p>
      <text:p text:style-name="Bibliography">Muhammad Aamir Panhwar, S. A. k. G. P. K. A. m., 2019. SACA: A Study of Symmetric and Asymmetric Cryptographic.<text:s/><text:span text:style-name="T101">International Journal of Computer Science and Network Security,<text:s/></text:span>19(1), pp. 48-55.</text:p>
      <text:p text:style-name="Normal"><text:span text:style-name="T102"><text:s/>Bamiah, M. and Brohi, S</text:span><text:span text:style-name="T103">., 2011. Seven Deadly Threats and vulnerabilities in Cloud Computing.<text:s/></text:span><text:span text:style-name="T104">INTERNATIONAL JOURNAL OF ADVANCED ENGINEERING SCIENCES AND TECHNOLOGIES</text:span><text:span text:style-name="T105">, 9(1), pp.087-090.</text:span></text:p>
      <text:p text:style-name="Normal"><text:span text:style-name="T106">Swinhoe, D., 2021. </text:span><text:span text:style-name="T107">What is a man-in-the-middle attack? How MitM attacks work and how to prevent</text:span><text:span text:style-name="T108"><text:s/>them</text:span><text:span text:style-name="T109">. Available at: https://www.csoonline.com/article/3340117/what-is-a-man-in-the-middle-attack-how-mitm-attacks-work-and-how-to-prevent-them.html (Accessed 19 October 2021).</text:span></text:p>
      <text:p text:style-name="Normal"><text:span text:style-name="T110">Irwin, L., 2021. </text:span><text:span text:style-name="T111">How to defend against man-in-the-middle attacks - IT Governanc</text:span><text:span text:style-name="T112">e Blog En</text:span><text:span text:style-name="T113">. Available at: https://www.itgovernance.eu/blog/en/how-to-defend-against-man-in-the-middle-attacks (Accessed 19 October 2021).</text:span></text:p>
      <text:p text:style-name="Normal"><text:span text:style-name="T114">Information Commissioners Office. n.d. </text:span><text:span text:style-name="T115">What types of encryption are there?</text:span><text:span text:style-name="T116"><text:s/>Available at: https://ico.org.uk/for-organis</text:span><text:span text:style-name="T117">ations/guide-to-data-protection/guide-to-the-general-data-protection-regulation-gdpr/encryption/what-types-of-encryption-are-there/ (Accessed 19 October 2021)</text:span></text:p>
      <text:p text:style-name="Bibliography">Justice Adeenze-Kangah, Y. C., 2019. Detecting Proper SSL/TLS Implementation with Usage Patterns.<text:s/><text:span text:style-name="T118">Journal of Physics: Conference Series,<text:s/></text:span>1176(2), p. 022045.</text:p>
      <text:p text:style-name="Bibliography">Sectigo, 2021.<text:s/><text:span text:style-name="T119">Self Signed Certificate vs CA Certificate — The Differences Explained.<text:s/></text:span>[Online]<text:s/><text:line-break/>Available at:<text:s/><text:span text:style-name="T120">https://sectigostore.com/page/self-signed-certificate-vs-ca/</text:span><text:line-break/>[Accessed 19 November 2021].</text:p>
      <text:p text:style-name="Normal"/>
      <text:p text:style-name="Bibliography"/>
      <text:p text:style-name="Normal"/>
      <text:p text:style-name="Normal"><text:span text:style-name="T121">Smirnoff, P. and Turner, D., 2021. </text:span><text:span text:style-name="T122">Symmetric Key Encryption - why, where and how it’s used in ban</text:span><text:span text:style-name="T123">king</text:span><text:span text:style-name="T124">. Available at:<text:s/></text:span><text:a xlink:href="https://www.cryptomathic.com/news-events/blog/symmetric-key-encryption-why-where-and-how-its-used-in-banking" office:target-frame-name="_top" xlink:show="replace"><text:span text:style-name="T125">https://www.cryptomathic.com/news-events/blog/symmetric-key-encryption-why-where-and-how-its-used-in-banking</text:span></text:a><text:span text:style-name="T126"><text:s/></text:span><text:span text:style-name="T127">(Accessed 19 October 2021).</text:span></text:p>
      <text:p text:style-name="Normal"/>
      <text:h text:style-name="Heading1" text:outline-level="1">References</text:h>
      <text:p text:style-name="Bibliography">Justice Adeenze-Kangah, Y. C., 2019. Detecting Proper SSL/TLS Implementation with Usage Patterns.<text:s/><text:span text:style-name="T128">Journal of Physics: Conference Series,<text:s/></text:span>1176(2), p. 022045.</text:p>
      <text:p text:style-name="Bibliography">Sectigo, 2021.<text:s/><text:span text:style-name="T129">Self Signed Certificate vs CA Certificate — The Differences Explained.<text:s/></text:span>[Online]<text:s/><text:line-break/>Available at:<text:s/><text:span text:style-name="T130">https://sectigostore.com/page/self-signed-certificate-vs-ca/</text:span><text:line-break/>[Accessed 19 November 2021].</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1-10-15T20:53:00Z</meta:creation-date>
    <dc:date>2021-11-19T22:26:00Z</dc:date>
    <meta:template xlink:href="Normal" xlink:type="simple"/>
    <meta:editing-cycles>15</meta:editing-cycles>
    <meta:editing-duration>PT33360S</meta:editing-duration>
    <meta:document-statistic meta:page-count="1" meta:paragraph-count="162" meta:word-count="2001" meta:character-count="13148" meta:row-count="297" meta:non-whitespace-character-count="11309"/>
  </office:meta>
</office:document-meta>
</file>